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075cm"/>
    </style:style>
    <style:style style:name="co3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4.339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 style:vertical-align="middle"/>
      <style:text-properties fo:color="#000000"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1">
          <table:table-cell table:style-name="ce2" office:value-type="string" calcext:value-type="string">
            <text:p>Platform URI</text:p>
          </table:table-cell>
          <table:table-cell table:style-name="ce2" office:value-type="string" calcext:value-type="string">
            <text:p>mapping</text:p>
          </table:table-cell>
          <table:table-cell table:style-name="ce2" office:value-type="string" calcext:value-type="string">
            <text:p>Sensor UR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los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pals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msr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qu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odis_aqua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aur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om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coriolis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windSa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sm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dmsp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sm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ats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sa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omo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er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erisF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erisR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ipa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ra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nv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ciamach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miWsErs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tsrErs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raErs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miWsErs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tsrErs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om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ers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raErs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fengyun3B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wr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comW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msr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fo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f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es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oesImag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anso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ansoCa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go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ansoFt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ice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la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ason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poseidon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jason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poseidon3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etmPlu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m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s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ol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and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i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i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msu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sca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Gac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gome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etOp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ias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sg1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eviri_msg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sg3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eviri_msg2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tsat1R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jami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imbus7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mm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Gac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Lac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noa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vhrrHrpt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osir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din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m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orbview2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eaWiF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arasol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pold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ce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cisat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ceFt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ot4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vegetation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spot5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hr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modis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sarX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rra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aster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opexPoseidon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posedion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rmm</text:p>
          </table:table-cell>
          <table:table-cell table:style-name="ce5" office:value-type="string" calcext:value-type="string">
            <text:p>hasInstrument</text:p>
          </table:table-cell>
          <table:table-cell table:style-name="ce3" office:value-type="string" calcext:value-type="string">
            <text:p>tmi</text:p>
          </table:table-cell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4" table:number-columns-repeated="1024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5:32:23Z</meta:creation-date>
    <dc:date>2015-11-05T11:13:20.560575458</dc:date>
    <meta:editing-duration>PT54S</meta:editing-duration>
    <meta:editing-cycles>1</meta:editing-cycles>
    <meta:document-statistic meta:table-count="3" meta:cell-count="201" meta:object-count="0"/>
  </office:meta>
</office:document-meta>
</file>